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73d4" officeooo:paragraph-rsid="001073d4"/>
    </style:style>
    <style:style style:name="P2" style:family="paragraph" style:parent-style-name="Standard">
      <style:text-properties officeooo:rsid="001115e3" officeooo:paragraph-rsid="001115e3"/>
    </style:style>
    <style:style style:name="P3" style:family="paragraph" style:parent-style-name="Standard">
      <style:text-properties officeooo:rsid="0012038c" officeooo:paragraph-rsid="0012038c"/>
    </style:style>
    <style:style style:name="P4" style:family="paragraph" style:parent-style-name="Standard">
      <style:text-properties officeooo:rsid="0013bb26" officeooo:paragraph-rsid="0013bb26"/>
    </style:style>
    <style:style style:name="P5" style:family="paragraph" style:parent-style-name="Standard">
      <style:text-properties officeooo:rsid="0014352e" officeooo:paragraph-rsid="0014352e"/>
    </style:style>
    <style:style style:name="P6" style:family="paragraph" style:parent-style-name="Standard">
      <style:text-properties officeooo:rsid="00148e50" officeooo:paragraph-rsid="00148e50"/>
    </style:style>
    <style:style style:name="T1" style:family="text">
      <style:text-properties officeooo:rsid="00143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y 1:</text:p>
      <text:p text:style-name="P2">Created Ballistae.drawio</text:p>
      <text:p text:style-name="P3">Initial Hierarchy is planned</text:p>
      <text:p text:style-name="P3"/>
      <text:p text:style-name="P4">Entry 2:</text:p>
      <text:p text:style-name="P4">Rock, the ballistae ammo, is going to be an arrayList <text:span text:style-name="T1">in Main. That is the plan.</text:span></text:p>
      <text:p text:style-name="P4"/>
      <text:p text:style-name="P5">Entry 3:</text:p>
      <text:p text:style-name="P5">Use a sigmoid function to calculate the launch velocity of a Rock.</text:p>
      <text:p text:style-name="P5">It should cap the speed min and max.</text:p>
      <text:p text:style-name="P5"><text:a xlink:type="simple" xlink:href="https://en.wikipedia.org/wiki/Sigmoid_function" text:style-name="Internet_20_link" text:visited-style-name="Visited_20_Internet_20_Link">https://en.wikipedia.org/wiki/Sigmoid_function</text:a></text:p>
      <text:p text:style-name="P5"/>
      <text:p text:style-name="P5">Entry 4:</text:p>
      <text:p text:style-name="P6">I have accidentally discovered how to share data up and down the hierarchy.</text:p>
      <text:p text:style-name="P6">Have values be given directly instead of copy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73d4" officeooo:paragraph-rsid="001073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D:200009281<text:tab/>CS4303: P1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2:34.098930922</meta:creation-date>
    <dc:date>2024-02-06T12:22:24.934131303</dc:date>
    <meta:editing-duration>PT39M21S</meta:editing-duration>
    <meta:editing-cycles>7</meta:editing-cycles>
    <meta:generator>LibreOffice/7.1.8.1$Linux_X86_64 LibreOffice_project/10$Build-1</meta:generator>
    <meta:document-statistic meta:table-count="0" meta:image-count="0" meta:object-count="0" meta:page-count="1" meta:paragraph-count="13" meta:word-count="75" meta:character-count="460" meta:non-whitespace-character-count="397"/>
  </office:meta>
</office:document-meta>
</file>